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4" style:family="paragraph" style:parent-style-name="Standard" style:list-style-name="L3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color="#006600" style:text-underline-style="none" fo:font-weight="normal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color="#ff0000"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kt X</text:p>
      <text:p text:style-name="P2"/>
      <text:p text:style-name="P1"/>
      <text:p text:style-name="P5">Projekt Details:</text:p>
      <text:p text:style-name="P1"/>
      <text:list xml:id="list8075273331100592216" text:style-name="L1">
        <text:list-item>
          <text:p text:style-name="P6">Grundgerüst C# &amp; SFML.net</text:p>
        </text:list-item>
        <text:list-item>
          <text:p text:style-name="P6">Grafikstil – Istrometrisch 2D (Pixel / Render)</text:p>
        </text:list-item>
        <text:list-item>
          <text:p text:style-name="P7">Game Envoirment</text:p>
          <text:list>
            <text:list-item>
              <text:p text:style-name="P7">Szenario</text:p>
            </text:list-item>
            <text:list-item>
              <text:p text:style-name="P7">Genre</text:p>
            </text:list-item>
          </text:list>
        </text:list-item>
      </text:list>
      <text:p text:style-name="P1"/>
      <text:p text:style-name="P1"/>
      <text:p text:style-name="P5">Team:</text:p>
      <text:p text:style-name="P5"/>
      <text:list xml:id="list3474313970811621577" text:style-name="L3">
        <text:list-item>
          <text:p text:style-name="P4">Charlie: 3D/2D Arts | Beginner Coder C#</text:p>
        </text:list-item>
        <text:list-item>
          <text:p text:style-name="P4">Flo:</text:p>
        </text:list-item>
        <text:list-item>
          <text:p text:style-name="P4">Dolphin: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M36S</meta:editing-duration>
    <meta:editing-cycles>9</meta:editing-cycles>
    <meta:generator>OpenOffice/4.1.0$Win32 OpenOffice.org_project/410m18$Build-9764</meta:generator>
    <dc:date>2014-07-13T16:37:21.23</dc:date>
    <meta:document-statistic meta:table-count="0" meta:image-count="0" meta:object-count="0" meta:page-count="1" meta:paragraph-count="11" meta:word-count="37" meta:character-count="188"/>
    <meta:user-defined meta:name="Info 1"/>
    <meta:user-defined meta:name="Info 2"/>
    <meta:user-defined meta:name="Info 3"/>
    <meta:user-defined meta:name="Info 4"/>
  </office:meta>
</office:document-meta>
</file>